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1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62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030b2" style:font-weight-asian="bold" style:font-weight-complex="bold"/>
    </style:style>
    <style:style style:name="P4" style:family="paragraph" style:parent-style-name="Standard">
      <style:text-properties style:text-position="0% 100%"/>
    </style:style>
    <style:style style:name="P5" style:family="paragraph" style:parent-style-name="Standard">
      <style:text-properties style:text-position="0% 100%" style:font-name="Liberation Serif1"/>
    </style:style>
    <style:style style:name="P6" style:family="paragraph" style:parent-style-name="Standard">
      <style:text-properties style:text-position="0% 100%" style:font-name="Liberation Serif1" fo:font-style="normal" officeooo:rsid="001d107c" officeooo:paragraph-rsid="001d107c" style:font-style-asian="normal" style:font-style-complex="normal"/>
    </style:style>
    <style:style style:name="P7" style:family="paragraph" style:parent-style-name="Standard">
      <style:text-properties style:text-position="0% 100%" style:font-name="Liberation Serif1" fo:font-style="normal" fo:font-weight="normal" officeooo:rsid="001d107c" officeooo:paragraph-rsid="0056e7a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style:font-name="Liberation Serif1" officeooo:paragraph-rsid="002fb893"/>
    </style:style>
    <style:style style:name="P9" style:family="paragraph" style:parent-style-name="Standard">
      <style:text-properties style:text-position="0% 100%" style:font-name="Liberation Serif1" officeooo:rsid="001c12da" officeooo:paragraph-rsid="002fb893"/>
    </style:style>
    <style:style style:name="P10" style:family="paragraph" style:parent-style-name="Standard">
      <style:text-properties style:text-position="0% 100%" style:font-name="Liberation Serif1" officeooo:paragraph-rsid="0056e7a7"/>
    </style:style>
    <style:style style:name="P11" style:family="paragraph" style:parent-style-name="Standard">
      <style:text-properties style:text-position="0% 100%" fo:font-size="12pt" officeooo:paragraph-rsid="001768dd" style:font-size-asian="12pt"/>
    </style:style>
    <style:style style:name="P12" style:family="paragraph" style:parent-style-name="Standard">
      <style:text-properties style:text-position="0% 100%" fo:font-size="12pt" officeooo:rsid="00495120" officeooo:paragraph-rsid="00495120" style:font-size-asian="12pt"/>
    </style:style>
    <style:style style:name="P13" style:family="paragraph" style:parent-style-name="Standard">
      <style:text-properties style:text-position="0% 100%" fo:font-size="12pt" fo:font-weight="bold" officeooo:paragraph-rsid="001c12da" style:font-size-asian="12pt" style:font-weight-asian="bold" style:font-weight-complex="bold"/>
    </style:style>
    <style:style style:name="P14" style:family="paragraph" style:parent-style-name="Standard">
      <style:text-properties style:text-position="0% 100%" fo:font-size="12pt" fo:font-weight="bold" officeooo:paragraph-rsid="001ef415" style:font-size-asian="12pt" style:font-weight-asian="bold" style:font-weight-complex="bold"/>
    </style:style>
    <style:style style:name="P15" style:family="paragraph" style:parent-style-name="Standard">
      <style:text-properties style:text-position="0% 100%" fo:font-size="12pt" fo:font-weight="normal" officeooo:rsid="002030b2" officeooo:paragraph-rsid="002030b2" style:font-size-asian="12pt" style:font-weight-asian="normal" style:font-weight-complex="normal"/>
    </style:style>
    <style:style style:name="P16" style:family="paragraph" style:parent-style-name="Standard">
      <style:text-properties style:text-position="0% 100%" fo:font-size="12pt" fo:font-weight="normal" officeooo:rsid="001ef415" officeooo:paragraph-rsid="001ef415" style:font-size-asian="12pt" style:font-weight-asian="normal" style:font-weight-complex="normal"/>
    </style:style>
    <style:style style:name="P17" style:family="paragraph" style:parent-style-name="Standard">
      <style:text-properties style:text-position="0% 100%" fo:font-weight="normal" officeooo:paragraph-rsid="001768dd" style:font-weight-asian="normal" style:font-weight-complex="normal"/>
    </style:style>
    <style:style style:name="P18" style:family="paragraph" style:parent-style-name="Standard">
      <style:text-properties style:text-position="0% 100%" officeooo:paragraph-rsid="001768dd"/>
    </style:style>
    <style:style style:name="P19" style:family="paragraph" style:parent-style-name="Standard">
      <style:text-properties officeooo:paragraph-rsid="00240e50"/>
    </style:style>
    <style:style style:name="P20" style:family="paragraph" style:parent-style-name="Standard">
      <style:text-properties officeooo:paragraph-rsid="0056e7a7"/>
    </style:style>
    <style:style style:name="P21" style:family="paragraph" style:parent-style-name="Standard" style:list-style-name="L1">
      <style:text-properties officeooo:paragraph-rsid="0038e1af"/>
    </style:style>
    <style:style style:name="P22" style:family="paragraph" style:parent-style-name="Standard" style:list-style-name="L1">
      <style:text-properties style:text-position="0% 100%" fo:font-size="12pt" fo:font-weight="normal" officeooo:rsid="0038e1af" officeooo:paragraph-rsid="0038e1af" style:font-size-asian="12pt" style:font-weight-asian="normal" style:font-weight-complex="normal"/>
    </style:style>
    <style:style style:name="P23" style:family="paragraph" style:parent-style-name="Standard" style:list-style-name="L1">
      <style:text-properties style:text-position="0% 100%" fo:font-size="12pt" fo:font-weight="normal" officeooo:rsid="0034d474" officeooo:paragraph-rsid="0034d474" style:font-size-asian="12pt" style:font-weight-asian="normal" style:font-weight-complex="normal"/>
    </style:style>
    <style:style style:name="P24" style:family="paragraph" style:parent-style-name="Standard" style:list-style-name="L2">
      <style:text-properties style:text-position="0% 100%" fo:font-size="12pt" fo:font-weight="normal" officeooo:paragraph-rsid="001ef415" style:font-size-asian="12pt" style:font-weight-asian="normal" style:font-weight-complex="normal"/>
    </style:style>
    <style:style style:name="P25" style:family="paragraph" style:parent-style-name="Standard" style:list-style-name="L2">
      <style:text-properties style:text-position="0% 100%" fo:font-size="12pt" fo:font-weight="normal" officeooo:paragraph-rsid="003ac8f4" style:font-size-asian="12pt" style:font-weight-asian="normal" style:font-weight-complex="normal"/>
    </style:style>
    <style:style style:name="P26" style:family="paragraph" style:parent-style-name="Standard" style:list-style-name="L2">
      <style:text-properties style:text-position="0% 100%" fo:font-size="12pt" fo:font-weight="normal" officeooo:paragraph-rsid="002030b2" style:font-size-asian="12pt" style:font-weight-asian="normal" style:font-weight-complex="normal"/>
    </style:style>
    <style:style style:name="P27" style:family="paragraph" style:parent-style-name="Standard" style:list-style-name="L8">
      <style:text-properties style:text-position="0% 100%" fo:font-size="12pt" officeooo:paragraph-rsid="001768dd" style:font-size-asian="12pt"/>
    </style:style>
    <style:style style:name="P28" style:family="paragraph" style:parent-style-name="Standard" style:list-style-name="L9">
      <style:text-properties style:text-position="0% 100%" fo:font-size="12pt" officeooo:rsid="0049ff8e" officeooo:paragraph-rsid="0049ff8e" style:font-size-asian="12pt"/>
    </style:style>
    <style:style style:name="P29" style:family="paragraph" style:parent-style-name="Standard" style:list-style-name="L5">
      <style:text-properties style:text-position="0% 100%" officeooo:rsid="002a60a8" officeooo:paragraph-rsid="002a60a8"/>
    </style:style>
    <style:style style:name="P30" style:family="paragraph" style:parent-style-name="Standard" style:list-style-name="L6">
      <style:text-properties style:text-position="0% 100%" style:font-name="Liberation Serif1" fo:font-style="normal" officeooo:rsid="001d107c" officeooo:paragraph-rsid="001d107c" style:font-style-asian="normal" style:font-style-complex="normal"/>
    </style:style>
    <style:style style:name="P31" style:family="paragraph" style:parent-style-name="Standard" style:list-style-name="L7">
      <style:text-properties style:text-position="0% 100%" style:font-name="Liberation Serif1" fo:font-style="normal" fo:font-weight="normal" officeooo:rsid="001d107c" officeooo:paragraph-rsid="0056e7a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position="0% 100%" style:font-name="Liberation Serif1" fo:font-style="normal" fo:font-weight="normal" officeooo:rsid="001d107c" officeooo:paragraph-rsid="005f6f30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text-properties style:text-position="0% 100%" style:font-name="Liberation Serif1" fo:font-style="normal" fo:font-weight="normal" officeooo:rsid="0056e7a7" officeooo:paragraph-rsid="0056e7a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style:font-name="Liberation Serif1" fo:font-style="normal" fo:font-weight="bold" officeooo:rsid="001d107c" officeooo:paragraph-rsid="0056e7a7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text-position="0% 100%" style:font-name="Liberation Serif1" fo:font-style="normal" fo:font-weight="bold" officeooo:rsid="001d107c" officeooo:paragraph-rsid="005a88ba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text-position="0% 100%" officeooo:paragraph-rsid="0056e7a7"/>
    </style:style>
    <style:style style:name="P37" style:family="paragraph" style:parent-style-name="Standard" style:list-style-name="L8">
      <style:text-properties style:text-position="0% 100%" officeooo:paragraph-rsid="001768dd"/>
    </style:style>
    <style:style style:name="P38" style:family="paragraph" style:parent-style-name="Standard" style:list-style-name="L3"/>
    <style:style style:name="P39" style:family="paragraph" style:parent-style-name="Standard" style:list-style-name="L3">
      <style:text-properties officeooo:paragraph-rsid="00224c9b"/>
    </style:style>
    <style:style style:name="P40" style:family="paragraph" style:parent-style-name="Standard" style:list-style-name="L3">
      <style:text-properties officeooo:paragraph-rsid="0020e379"/>
    </style:style>
    <style:style style:name="P41" style:family="paragraph" style:parent-style-name="Standard" style:list-style-name="L3">
      <style:text-properties officeooo:paragraph-rsid="0025f602"/>
    </style:style>
    <style:style style:name="P42" style:family="paragraph" style:parent-style-name="Standard" style:list-style-name="L4"/>
    <style:style style:name="P43" style:family="paragraph" style:parent-style-name="Standard" style:list-style-name="L4">
      <style:text-properties officeooo:paragraph-rsid="0020e379"/>
    </style:style>
    <style:style style:name="P44" style:family="paragraph" style:parent-style-name="Standard" style:list-style-name="L4">
      <style:text-properties fo:font-weight="normal" officeooo:paragraph-rsid="0020e379" style:font-weight-asian="normal" style:font-weight-complex="normal"/>
    </style:style>
    <style:style style:name="P45" style:family="paragraph" style:parent-style-name="Standard" style:list-style-name="L5"/>
    <style:style style:name="P46" style:family="paragraph" style:parent-style-name="Standard" style:list-style-name="L5">
      <style:text-properties officeooo:paragraph-rsid="002d2ed2"/>
    </style:style>
    <style:style style:name="P47" style:family="paragraph" style:parent-style-name="Standard" style:list-style-name="L5">
      <style:text-properties officeooo:paragraph-rsid="002a60a8"/>
    </style:style>
    <style:style style:name="P48" style:family="paragraph" style:parent-style-name="Standard" style:list-style-name="L5">
      <style:text-properties officeooo:paragraph-rsid="002e8134"/>
    </style:style>
    <style:style style:name="P49" style:family="paragraph" style:parent-style-name="Standard" style:list-style-name="L6">
      <style:text-properties officeooo:paragraph-rsid="001d107c"/>
    </style:style>
    <style:style style:name="P50" style:family="paragraph" style:parent-style-name="Standard" style:list-style-name="L6">
      <style:text-properties officeooo:paragraph-rsid="0043719d"/>
    </style:style>
    <style:style style:name="P51" style:family="paragraph" style:parent-style-name="Standard" style:list-style-name="L9">
      <style:text-properties officeooo:paragraph-rsid="00495120"/>
    </style:style>
    <style:style style:name="P52" style:family="paragraph" style:parent-style-name="Preformatted_20_Text">
      <style:text-properties style:use-window-font-color="true" style:text-position="0% 100%" style:font-name="Liberation Serif" fo:font-size="12pt" fo:font-style="normal" fo:font-weight="normal" officeooo:rsid="001d107c" officeooo:paragraph-rsid="005f6f3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text-properties style:use-window-font-color="true" style:text-position="0% 100%" style:font-name="Liberation Serif" fo:font-size="12pt" fo:font-style="normal" fo:font-weight="normal" officeooo:rsid="001d107c" officeooo:paragraph-rsid="0064dbb9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text-properties style:use-window-font-color="true" style:text-position="0% 100%" style:font-name="Liberation Serif" fo:font-size="12pt" fo:font-style="normal" fo:font-weight="normal" officeooo:rsid="001d107c" officeooo:paragraph-rsid="0066b58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style:use-window-font-color="true" style:font-name="Liberation Serif" fo:font-size="12pt" fo:font-style="normal" officeooo:paragraph-rsid="00617d4b" style:font-size-asian="12pt" style:font-style-asian="normal" style:font-size-complex="12pt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officeooo:rsid="00267d65"/>
    </style:style>
    <style:style style:name="T4" style:family="text">
      <style:text-properties style:text-position="sub 58%" officeooo:rsid="00287b35"/>
    </style:style>
    <style:style style:name="T5" style:family="text">
      <style:text-properties style:text-position="sub 58%" fo:font-style="italic" officeooo:rsid="003a5985" style:font-style-asian="italic" style:font-style-complex="italic"/>
    </style:style>
    <style:style style:name="T6" style:family="text">
      <style:text-properties style:text-position="sub 58%" officeooo:rsid="0068a17d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officeooo:rsid="002030b2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officeooo:rsid="0020e379" style:font-style-asian="italic" style:font-style-complex="italic"/>
    </style:style>
    <style:style style:name="T12" style:family="text">
      <style:text-properties style:text-position="0% 100%" fo:font-style="italic" officeooo:rsid="00224c9b" style:font-style-asian="italic" style:font-style-complex="italic"/>
    </style:style>
    <style:style style:name="T13" style:family="text">
      <style:text-properties style:text-position="0% 100%" fo:font-style="italic" officeooo:rsid="002030b2" style:font-style-asian="italic" style:font-style-complex="italic"/>
    </style:style>
    <style:style style:name="T14" style:family="text">
      <style:text-properties style:text-position="0% 100%" fo:font-style="italic" officeooo:rsid="0025f602" style:font-style-asian="italic" style:font-style-complex="italic"/>
    </style:style>
    <style:style style:name="T15" style:family="text">
      <style:text-properties style:text-position="0% 100%" fo:font-style="italic" officeooo:rsid="00267d65" style:font-style-asian="italic" style:font-style-complex="italic"/>
    </style:style>
    <style:style style:name="T16" style:family="text">
      <style:text-properties style:text-position="0% 100%" fo:font-style="italic" officeooo:rsid="002d2ed2" style:font-style-asian="italic" style:font-style-complex="italic"/>
    </style:style>
    <style:style style:name="T17" style:family="text">
      <style:text-properties style:text-position="0% 100%" fo:font-style="italic" officeooo:rsid="002a60a8" style:font-style-asian="italic" style:font-style-complex="italic"/>
    </style:style>
    <style:style style:name="T18" style:family="text">
      <style:text-properties style:text-position="0% 100%" fo:font-style="italic" officeooo:rsid="002a1091" style:font-style-asian="italic" style:font-style-complex="italic"/>
    </style:style>
    <style:style style:name="T19" style:family="text">
      <style:text-properties style:text-position="0% 100%" fo:font-style="italic" officeooo:rsid="003d050a" style:font-style-asian="italic" style:font-style-complex="italic"/>
    </style:style>
    <style:style style:name="T20" style:family="text">
      <style:text-properties style:text-position="0% 100%" officeooo:rsid="00224c9b"/>
    </style:style>
    <style:style style:name="T21" style:family="text">
      <style:text-properties style:text-position="0% 100%" fo:font-style="normal" officeooo:rsid="00224c9b" style:font-style-asian="normal" style:font-style-complex="normal"/>
    </style:style>
    <style:style style:name="T22" style:family="text">
      <style:text-properties style:text-position="0% 100%" fo:font-style="normal" officeooo:rsid="0025f602" style:font-style-asian="normal" style:font-style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officeooo:rsid="00225458"/>
    </style:style>
    <style:style style:name="T25" style:family="text">
      <style:text-properties style:text-position="0% 100%" officeooo:rsid="00240e50"/>
    </style:style>
    <style:style style:name="T26" style:family="text">
      <style:text-properties style:text-position="0% 100%" officeooo:rsid="00267d65"/>
    </style:style>
    <style:style style:name="T27" style:family="text">
      <style:text-properties style:text-position="0% 100%" officeooo:rsid="00287b35"/>
    </style:style>
    <style:style style:name="T28" style:family="text">
      <style:text-properties style:text-position="0% 100%" officeooo:rsid="002a1091"/>
    </style:style>
    <style:style style:name="T29" style:family="text">
      <style:text-properties style:text-position="0% 100%" officeooo:rsid="002a60a8"/>
    </style:style>
    <style:style style:name="T30" style:family="text">
      <style:text-properties style:text-position="0% 100%" officeooo:rsid="002d2ed2"/>
    </style:style>
    <style:style style:name="T31" style:family="text">
      <style:text-properties style:text-position="0% 100%" fo:font-size="12pt" fo:font-weight="normal" officeooo:rsid="0038e1af" style:font-size-asian="12pt" style:font-weight-asian="normal" style:font-weight-complex="normal"/>
    </style:style>
    <style:style style:name="T32" style:family="text">
      <style:text-properties style:text-position="0% 100%" fo:font-size="12pt" fo:font-weight="normal" officeooo:rsid="003a1ed6" style:font-size-asian="12pt" style:font-weight-asian="normal" style:font-weight-complex="normal"/>
    </style:style>
    <style:style style:name="T33" style:family="text">
      <style:text-properties style:text-position="0% 100%" fo:font-size="12pt" fo:font-weight="bold" officeooo:rsid="003a1ed6" style:font-size-asian="12pt" style:font-weight-asian="bold" style:font-weight-complex="bold"/>
    </style:style>
    <style:style style:name="T34" style:family="text">
      <style:text-properties style:text-position="0% 100%" fo:font-size="12pt" officeooo:rsid="00495120" style:font-size-asian="12pt"/>
    </style:style>
    <style:style style:name="T35" style:family="text">
      <style:text-properties style:text-position="0% 100%" officeooo:rsid="003d050a"/>
    </style:style>
    <style:style style:name="T36" style:family="text">
      <style:text-properties style:text-position="0% 100%" officeooo:rsid="004ce2ea"/>
    </style:style>
    <style:style style:name="T37" style:family="text">
      <style:text-properties style:text-position="0% 100%" officeooo:rsid="004fcdb2"/>
    </style:style>
    <style:style style:name="T38" style:family="text">
      <style:text-properties style:text-position="0% 100%" style:font-name="Liberation Serif1" fo:font-style="normal" officeooo:rsid="001d107c" style:font-style-asian="normal" style:font-style-complex="normal"/>
    </style:style>
    <style:style style:name="T39" style:family="text">
      <style:text-properties style:text-position="0% 100%" style:font-name="Liberation Serif1" fo:font-style="normal" officeooo:rsid="00483423" style:font-style-asian="normal" style:font-style-complex="normal"/>
    </style:style>
    <style:style style:name="T40" style:family="text">
      <style:text-properties style:text-position="0% 100%" style:font-name="Liberation Serif1" fo:font-style="normal" officeooo:rsid="0051850c" style:font-style-asian="normal" style:font-style-complex="normal"/>
    </style:style>
    <style:style style:name="T41" style:family="text">
      <style:text-properties style:text-position="0% 100%" style:font-name="Liberation Serif1" fo:font-style="normal" officeooo:rsid="0043719d" style:font-style-asian="normal" style:font-style-complex="normal"/>
    </style:style>
    <style:style style:name="T42" style:family="text">
      <style:text-properties style:text-position="0% 100%" style:font-name="Liberation Serif1" fo:font-style="normal" officeooo:rsid="004376c3" style:font-style-asian="normal" style:font-style-complex="normal"/>
    </style:style>
    <style:style style:name="T43" style:family="text">
      <style:text-properties style:text-position="0% 100%" style:font-name="Liberation Serif1" fo:font-style="normal" officeooo:rsid="0045ad66" style:font-style-asian="normal" style:font-style-complex="normal"/>
    </style:style>
    <style:style style:name="T44" style:family="text">
      <style:text-properties style:text-position="0% 100%" style:font-name="Liberation Serif1" fo:font-style="italic" officeooo:rsid="00483423" style:font-style-asian="italic" style:font-style-complex="italic"/>
    </style:style>
    <style:style style:name="T45" style:family="text">
      <style:text-properties style:text-position="0% 100%" style:font-name="Liberation Serif1" fo:font-style="italic" officeooo:rsid="001d107c" style:font-style-asian="italic" style:font-style-complex="italic"/>
    </style:style>
    <style:style style:name="T46" style:family="text">
      <style:text-properties style:text-position="0% 100%" style:font-name="Liberation Serif1" fo:font-style="italic" officeooo:rsid="0043719d" style:font-style-asian="italic" style:font-style-complex="italic"/>
    </style:style>
    <style:style style:name="T47" style:family="text">
      <style:text-properties style:text-position="0% 100%" style:font-name="Liberation Serif1" fo:font-style="italic" fo:font-weight="bold" officeooo:rsid="0043719d" style:font-style-asian="italic" style:font-weight-asian="bold" style:font-style-complex="italic" style:font-weight-complex="bold"/>
    </style:style>
    <style:style style:name="T48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49" style:family="text">
      <style:text-properties fo:font-size="12pt" style:font-size-asian="12pt"/>
    </style:style>
    <style:style style:name="T50" style:family="text">
      <style:text-properties fo:font-size="12pt" officeooo:rsid="0004da70" style:font-size-asian="12pt"/>
    </style:style>
    <style:style style:name="T51" style:family="text">
      <style:text-properties officeooo:rsid="001c12d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1c12da" style:font-style-asian="italic" style:font-style-complex="italic"/>
    </style:style>
    <style:style style:name="T54" style:family="text">
      <style:text-properties fo:font-style="italic" officeooo:rsid="001ef415" style:font-style-asian="italic" style:font-style-complex="italic"/>
    </style:style>
    <style:style style:name="T55" style:family="text">
      <style:text-properties fo:font-style="italic" officeooo:rsid="002030b2" style:font-style-asian="italic" style:font-style-complex="italic"/>
    </style:style>
    <style:style style:name="T56" style:family="text">
      <style:text-properties fo:font-style="italic" officeooo:rsid="003a5985" style:font-style-asian="italic" style:font-style-complex="italic"/>
    </style:style>
    <style:style style:name="T57" style:family="text">
      <style:text-properties fo:font-style="italic" officeooo:rsid="003c2e84" style:font-style-asian="italic" style:font-style-complex="italic"/>
    </style:style>
    <style:style style:name="T58" style:family="text">
      <style:text-properties fo:font-style="italic" officeooo:rsid="005f6f30" style:font-style-asian="italic" style:font-style-complex="italic"/>
    </style:style>
    <style:style style:name="T59" style:family="text">
      <style:text-properties fo:font-style="italic" officeooo:rsid="0066b58d" style:font-style-asian="italic" style:font-style-complex="italic"/>
    </style:style>
    <style:style style:name="T60" style:family="text">
      <style:text-properties fo:font-style="italic" officeooo:rsid="0068a17d" style:font-style-asian="italic" style:font-style-complex="italic"/>
    </style:style>
    <style:style style:name="T61" style:family="text">
      <style:text-properties fo:font-style="italic" style:text-underline-style="none" officeooo:rsid="002030b2" style:font-style-asian="italic" style:font-style-complex="italic"/>
    </style:style>
    <style:style style:name="T62" style:family="text">
      <style:text-properties fo:font-style="normal" officeooo:rsid="001c12da" style:font-style-asian="normal" style:font-style-complex="normal"/>
    </style:style>
    <style:style style:name="T63" style:family="text">
      <style:text-properties fo:font-style="normal" officeooo:rsid="003a5985" style:font-style-asian="normal" style:font-style-complex="normal"/>
    </style:style>
    <style:style style:name="T64" style:family="text">
      <style:text-properties officeooo:rsid="001ef415"/>
    </style:style>
    <style:style style:name="T65" style:family="text">
      <style:text-properties officeooo:rsid="001f0b8e"/>
    </style:style>
    <style:style style:name="T66" style:family="text">
      <style:text-properties officeooo:rsid="002030b2"/>
    </style:style>
    <style:style style:name="T67" style:family="text">
      <style:text-properties officeooo:rsid="004b7ffe"/>
    </style:style>
    <style:style style:name="T68" style:family="text">
      <style:text-properties officeooo:rsid="0056e7a7"/>
    </style:style>
    <style:style style:name="T69" style:family="text">
      <style:text-properties officeooo:rsid="005a88ba"/>
    </style:style>
    <style:style style:name="T70" style:family="text">
      <style:text-properties officeooo:rsid="005f6f30"/>
    </style:style>
    <style:style style:name="T71" style:family="text">
      <style:text-properties officeooo:rsid="00609c51"/>
    </style:style>
    <style:style style:name="T72" style:family="text">
      <style:text-properties officeooo:rsid="0064dbb9"/>
    </style:style>
    <style:style style:name="T73" style:family="text">
      <style:text-properties officeooo:rsid="0066b58d"/>
    </style:style>
    <style:style style:name="T74" style:family="text">
      <style:text-properties officeooo:rsid="0068a17d"/>
    </style:style>
    <style:style style:name="T75" style:family="text">
      <style:text-properties style:text-position="super 58%" officeooo:rsid="0068a17d"/>
    </style:style>
    <style:style style:name="T76" style:family="text">
      <style:text-properties officeooo:rsid="0069a58f"/>
    </style:style>
    <style:style style:name="T77" style:family="text">
      <style:text-properties officeooo:rsid="006acc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">Undecidable languages</text:p>
      <text:p text:style-name="P1"/>
      <text:p text:style-name="P13">What does undecidable mean in 'undecidable-language'?</text:p>
      <text:list xml:id="list10822522371" text:style-name="L1">
        <text:list-item>
          <text:p text:style-name="P22">That the associated TM can't decide the membership question of the language.</text:p>
          <text:list>
            <text:list-item>
              <text:p text:style-name="P21"><text:span text:style-name="T31">When the input is a member of the language, the TM </text:span><text:span text:style-name="T33">may</text:span><text:span text:style-name="T32"> </text:span><text:span text:style-name="T31">accept</text:span><text:span text:style-name="T32">(If the language is Turing-recognizable)</text:span><text:span text:style-name="T31">.</text:span></text:p>
            </text:list-item>
            <text:list-item>
              <text:p text:style-name="P22">When the input isn't a member of the language, the TM runs infinitely and does not halt.</text:p>
            </text:list-item>
          </text:list>
        </text:list-item>
        <text:list-item>
          <text:p text:style-name="P23">From the perspective of the computational problem represented by this language, it means that no algorithm exists to solve the stated problem.</text:p>
        </text:list-item>
      </text:list>
      <text:p text:style-name="P13"/>
      <text:p text:style-name="P14"><text:span text:style-name="T64">How is the undecidability of a language, </text:span><text:span text:style-name="T54">L</text:span><text:span text:style-name="T64">, proven?</text:span></text:p>
      <text:p text:style-name="P16">By contradiction,</text:p>
      <text:list xml:id="list1521721209" text:style-name="L2">
        <text:list-item>
          <text:p text:style-name="P24"><text:span text:style-name="T54">L</text:span><text:span text:style-name="T64"> is assumed to be decidable </text:span><text:span text:style-name="T66">with a decider </text:span><text:span text:style-name="T56">TM</text:span><text:span text:style-name="T5">L</text:span><text:span text:style-name="T63">.</text:span></text:p>
        </text:list-item>
        <text:list-item>
          <text:p text:style-name="P24"><text:span text:style-name="T64">A known undecidable </text:span><text:span text:style-name="T66">language, </text:span><text:span text:style-name="T55">K,</text:span><text:span text:style-name="T64"> is proven to be decidable using the decider of </text:span><text:span text:style-name="T54">L</text:span><text:span text:style-name="T64">.</text:span></text:p>
          <text:p text:style-name="P25"><text:span text:style-name="T64">i.e., </text:span><text:span text:style-name="T67">K</text:span><text:span text:style-name="T64">'s decider, </text:span><text:span text:style-name="T56">TM</text:span><text:span text:style-name="T5">K</text:span><text:span text:style-name="T66">,</text:span><text:span text:style-name="T64"> is constructed using </text:span><text:span text:style-name="T56">TM</text:span><text:span text:style-name="T5">L</text:span><text:span text:style-name="T64">. </text:span><text:span text:style-name="T66">I</text:span><text:span text:style-name="T64">n other words </text:span><text:span text:style-name="T57">K</text:span><text:span text:style-name="T65"> is reduced to </text:span><text:span text:style-name="T57">L</text:span><text:span text:style-name="T65">.</text:span></text:p>
        </text:list-item>
        <text:list-item>
          <text:p text:style-name="P26"><text:span text:style-name="T65">Since </text:span><text:span text:style-name="T55">K</text:span><text:span text:style-name="T65"> is known to be undecidable, </text:span><text:span text:style-name="T66">this cannot be true. Hence </text:span><text:span text:style-name="T61">L</text:span><text:span text:style-name="T66"> must </text:span><text:span text:style-name="T66">be undecidable.</text:span></text:p>
        </text:list-item>
      </text:list>
      <text:p text:style-name="P15"/>
      <text:p text:style-name="P3"><text:span text:style-name="T7"><draw:frame draw:style-name="fr1" draw:name="Object5" text:anchor-type="as-char" svg:y="-0.1508in" svg:width="3.9811in" svg:height="0.211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7"> </text:span><text:span text:style-name="T9">is undecidable</text:span></text:p>
      <text:list xml:id="list986015059" text:style-name="L3">
        <text:list-item>
          <text:p text:style-name="P39"><text:span text:style-name="T21">Assume </text:span><text:span text:style-name="T21"><draw:frame draw:style-name="fr1" draw:name="Object8" text:anchor-type="as-char" svg:y="-0.1484in" svg:width="0.6618in" svg:height="0.2091in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21"> is decidable. Let </text:span><text:span text:style-name="T12">R</text:span><text:span text:style-name="T21"> decide it. Then </text:span><text:span text:style-name="T21"><draw:frame draw:style-name="fr1" draw:name="Object10" text:anchor-type="as-char" svg:y="-0.1484in" svg:width="0.3547in" svg:height="0.2091in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 can be decided by constructing a decider </text:span><text:span text:style-name="T12">S</text:span><text:span text:style-name="T21"> as follows</text:span></text:p>
        </text:list-item>
        <text:list-item>
          <text:p text:style-name="P40"><text:span text:style-name="T11">S</text:span><text:span text:style-name="T7"> = “On input </text:span><text:span text:style-name="T20"><draw:frame draw:style-name="fr1" draw:name="Object6" text:anchor-type="as-char" svg:y="-0.1484in" svg:width="0.5819in" svg:height="0.1917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0">,</text:span></text:p>
        </text:list-item>
      </text:list>
      <text:list xml:id="list1263933508" text:style-name="L4">
        <text:list-item>
          <text:list>
            <text:list-item>
              <text:p text:style-name="P43"><text:span text:style-name="T7">Run </text:span><text:span text:style-name="T7"><draw:frame draw:style-name="fr1" draw:name="Object7" text:anchor-type="as-char" svg:y="-0.1484in" svg:width="0.5819in" svg:height="0.1917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 on </text:span><text:span text:style-name="T12">R</text:span><text:span text:style-name="T7">.</text:span></text:p>
              <text:list>
                <text:list-item>
                  <text:p text:style-name="P43"><text:span text:style-name="T21">If </text:span><text:span text:style-name="T12">R</text:span><text:span text:style-name="T1"> </text:span><text:span text:style-name="T7"><text:s/>rejects, then it means that </text:span><text:span text:style-name="T12">M</text:span><text:span text:style-name="T7"> does not halt </text:span><text:span text:style-name="T35">on input </text:span><text:span text:style-name="T19">w</text:span><text:span text:style-name="T7">. </text:span><text:span text:style-name="T20">This means that </text:span><text:span text:style-name="T12">M </text:span><text:span text:style-name="T7">would not accept </text:span><text:span text:style-name="T10">w</text:span><text:span text:style-name="T7">. </text:span><text:span text:style-name="T23">So reject</text:span></text:p>
                </text:list-item>
                <text:list-item>
                  <text:p text:style-name="P44"><text:span text:style-name="T20">If </text:span><text:span text:style-name="T12">R</text:span><text:span text:style-name="T9"> accepts, then it means that </text:span><text:span text:style-name="T12">M</text:span><text:span text:style-name="T9"> halts. Now run </text:span><text:span text:style-name="T13">w</text:span><text:span text:style-name="T9"> on </text:span><text:span text:style-name="T12">M</text:span><text:span text:style-name="T9">. As </text:span><text:span text:style-name="T12">M</text:span><text:span text:style-name="T9"> is guaranteed to halt it either accepts or rejects. Accept or reject accordingly.”</text:span></text:p>
                </text:list-item>
              </text:list>
            </text:list-item>
          </text:list>
        </text:list-item>
        <text:list-item>
          <text:p text:style-name="P42"><text:span text:style-name="T25">Here</text:span><text:span text:style-name="T7"> </text:span><text:span text:style-name="T24"><draw:frame draw:style-name="fr1" draw:name="Object11" text:anchor-type="as-char" svg:y="-0.1484in" svg:width="0.3547in" svg:height="0.2091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1"> </text:span><text:span text:style-name="T7">is seen as decidable </text:span><text:span text:style-name="T24">which is </text:span><text:a xlink:type="simple" xlink:href="../Beyond%20Turing%20recognizable%20Languages.odt#Halting%20Problem"><text:span text:style-name="T24">false</text:span></text:a><text:span text:style-name="T7">. Thus </text:span><text:span text:style-name="T24">the</text:span><text:span text:style-name="T7"> assumption is wrong; </text:span><text:span text:style-name="T24"><draw:frame draw:style-name="fr1" draw:name="Object12" text:anchor-type="as-char" svg:y="-0.1484in" svg:width="0.6618in" svg:height="0.2091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7"> is undecidable.</text:span></text:p>
        </text:list-item>
      </text:list>
      <text:p text:style-name="P4"/>
      <text:p text:style-name="P4"/>
      <text:p text:style-name="P19"><text:span text:style-name="T7"><draw:frame draw:style-name="fr1" draw:name="Object1" text:anchor-type="as-char" svg:y="-0.1634in" svg:width="5.102in" svg:height="0.2236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<text:span text:style-name="T2"><text:s/></text:span><text:span text:style-name="T8">is undecidable</text:span></text:p>
      <text:list xml:id="list1330914526" text:continue-list="list986015059" text:style-name="L3">
        <text:list-item>
          <text:p text:style-name="P41"><text:span text:style-name="T21">Assume </text:span><text:span text:style-name="T22"><draw:frame draw:style-name="fr1" draw:name="Object13" text:anchor-type="as-char" svg:y="-0.1484in" svg:width="0.3445in" svg:height="0.2091in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21"> is decidable. Let </text:span><text:span text:style-name="T12">R</text:span><text:span text:style-name="T21"> decide it. Then </text:span><text:span text:style-name="T21"><draw:frame draw:style-name="fr1" draw:name="Object14" text:anchor-type="as-char" svg:y="-0.1484in" svg:width="0.3547in" svg:height="0.2091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1"> can be decided by constructing a decider </text:span><text:span text:style-name="T12">S</text:span><text:span text:style-name="T21"> as follows,</text:span></text:p>
        </text:list-item>
        <text:list-item>
          <text:p text:style-name="P38"><text:span text:style-name="T14">S</text:span><text:span text:style-name="T7"> = “On input </text:span><text:span text:style-name="T7"><draw:frame draw:style-name="fr1" draw:name="Object15" text:anchor-type="as-char" svg:y="-0.1484in" svg:width="0.5819in" svg:height="0.1917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,</text:span></text:p>
        </text:list-item>
      </text:list>
      <text:list xml:id="list1239258266" text:style-name="L5">
        <text:list-item>
          <text:list>
            <text:list-item>
              <text:p text:style-name="P45"><text:span text:style-name="T7">Construct a TM, </text:span><text:span text:style-name="T3"><draw:frame draw:style-name="fr1" draw:name="Object16" text:anchor-type="as-char" svg:y="-0.1484in" svg:width="0.2937in" svg:height="0.2091in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7"> </text:span><text:span text:style-name="T36">which accepts a string </text:span><text:span text:style-name="T37">if and </text:span><text:span text:style-name="T36">only if M accepts it too.</text:span></text:p>
              <text:list>
                <text:list-header>
                  <text:p text:style-name="P46"><text:span text:style-name="T16"><draw:frame draw:style-name="fr1" draw:name="Object19" text:anchor-type="as-char" svg:y="-0.1484in" svg:width="0.2937in" svg:height="0.2091in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 = “On input </text:span><text:span text:style-name="T16">x</text:span><text:span text:style-name="T30">,</text:span></text:p>
                  <text:list>
                    <text:list-item>
                      <text:p text:style-name="P46"><text:span text:style-name="T30">If </text:span><text:span text:style-name="T30"><draw:frame draw:style-name="fr1" draw:name="Object18" text:anchor-type="as-char" svg:y="-0.1484in" svg:width="0.4319in" svg:height="0.1839in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30">, reject.</text:span></text:p>
                    </text:list-item>
                    <text:list-item>
                      <text:p text:style-name="P46"><text:span text:style-name="T30">Run </text:span><text:span text:style-name="T16">M</text:span><text:span text:style-name="T30"> on </text:span><text:span text:style-name="T16">x</text:span><text:span text:style-name="T30"> and accept if </text:span><text:span text:style-name="T16">M</text:span><text:span text:style-name="T30"> accepts.”</text:span></text:p>
                    </text:list-item>
                  </text:list>
                </text:list-header>
              </text:list>
              <text:p text:style-name="P46"><text:span text:style-name="T30">This can be easily done </text:span><text:span text:style-name="T26">by adding a few extra states to </text:span><text:span text:style-name="T15">M</text:span><text:span text:style-name="T26">.</text:span></text:p>
            </text:list-item>
            <text:list-item>
              <text:p text:style-name="P47"><text:span text:style-name="T7">Now run </text:span><text:span text:style-name="T29">R</text:span><text:span text:style-name="T1"> </text:span><text:span text:style-name="T7">on </text:span><text:span text:style-name="T4"><draw:frame draw:style-name="fr1" draw:name="Object17" text:anchor-type="as-char" svg:y="-0.1484in" svg:width="0.293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7">. </text:span></text:p>
              <text:list>
                <text:list-item>
                  <text:p text:style-name="P47"><text:span text:style-name="T17">R</text:span><text:span text:style-name="T27"> accepts </text:span><text:span text:style-name="T27"><draw:frame draw:style-name="fr1" draw:name="Object46" text:anchor-type="as-char" svg:y="-0.0898in" svg:width="0.2126in" svg:height="0.0835in" draw:z-index="1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 </text:span><text:span text:style-name="T27"><draw:frame draw:style-name="fr1" draw:name="Object20" text:anchor-type="as-char" svg:y="-0.152in" svg:width="0.8146in" svg:height="0.2126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27"> </text:span><text:span text:style-name="T27"><draw:frame draw:style-name="fr1" draw:name="Object47" text:anchor-type="as-char" svg:y="-0.0898in" svg:width="0.2126in" svg:height="0.0835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8"> </text:span><text:span text:style-name="T18">M</text:span><text:span text:style-name="T28"> does not accept </text:span><text:span text:style-name="T18">w</text:span><text:span text:style-name="T28">. </text:span><text:span text:style-name="T29">So reject </text:span><text:span text:style-name="T29"><draw:frame draw:style-name="fr1" draw:name="Object48" text:anchor-type="as-char" svg:y="-0.1484in" svg:width="0.5819in" svg:height="0.1917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9">.</text:span></text:p>
                </text:list-item>
                <text:list-item>
                  <text:p text:style-name="P29"><text:span text:style-name="T52">R</text:span> rejects <draw:frame draw:style-name="fr1" draw:name="Object50" text:anchor-type="as-char" svg:y="-0.0898in" svg:width="0.2126in" svg:height="0.083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 <draw:frame draw:style-name="fr1" draw:name="Object21" text:anchor-type="as-char" svg:y="-0.152in" svg:width="0.8146in" svg:height="0.2126in" draw:z-index="19"><draw:object xlink:href="./Object 21" xlink:type="simple" xlink:show="embed" xlink:actuate="onLoad"/><draw:image xlink:href="./ObjectReplacements/Object 21" xlink:type="simple" xlink:show="embed" xlink:actuate="onLoad"/></draw:frame> <draw:frame draw:style-name="fr1" draw:name="Object51" text:anchor-type="as-char" svg:y="-0.0898in" svg:width="0.2126in" svg:height="0.083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 <text:span text:style-name="T52">M</text:span> accepts <text:span text:style-name="T52">w</text:span>. So accept <draw:frame draw:style-name="fr1" draw:name="Object49" text:anchor-type="as-char" svg:y="-0.1484in" svg:width="0.5819in" svg:height="0.1917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.”</text:p>
                </text:list-item>
              </text:list>
            </text:list-item>
          </text:list>
        </text:list-item>
        <text:list-item>
          <text:p text:style-name="P48"><text:span text:style-name="T25">Here</text:span><text:span text:style-name="T7"> </text:span><text:span text:style-name="T24"><draw:frame draw:style-name="fr1" draw:name="Object22" text:anchor-type="as-char" svg:y="-0.1484in" svg:width="0.3547in" svg:height="0.2091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 </text:span><text:span text:style-name="T7">is seen as decidable </text:span><text:span text:style-name="T24">which is </text:span><text:a xlink:type="simple" xlink:href="../Beyond%20Turing%20recognizable%20Languages.odt#Halting%20Problem"><text:span text:style-name="T24">false</text:span></text:a><text:span text:style-name="T7">. Thus </text:span><text:span text:style-name="T24">the</text:span><text:span text:style-name="T7"> assumption is wrong; </text:span><text:span text:style-name="T24"><draw:frame draw:style-name="fr1" draw:name="Object23" text:anchor-type="as-char" svg:y="-0.1484in" svg:width="0.3453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"> is undecidable.</text:span></text:p>
        </text:list-item>
      </text:list>
      <text:p text:style-name="P4"/>
      <text:p text:style-name="P5"/>
      <text:p text:style-name="P9"><draw:frame draw:style-name="fr1" draw:name="Object3" text:anchor-type="as-char" svg:y="-0.1634in" svg:width="4.6492in" svg:height="0.2236in" draw:z-index="2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51">Assume that </text:span><text:span text:style-name="T51"><draw:frame draw:style-name="fr1" draw:name="Object4" text:anchor-type="as-char" svg:y="-0.1484in" svg:width="0.9799in" svg:height="0.2091in" draw:z-index="23"><draw:object xlink:href="./Object 4" xlink:type="simple" xlink:show="embed" xlink:actuate="onLoad"/><draw:image xlink:href="./ObjectReplacements/Object 4" xlink:type="simple" xlink:show="embed" xlink:actuate="onLoad"/></draw:frame></text:span><text:span text:style-name="T51"> is decidable by the TM </text:span><text:span text:style-name="T53">R</text:span><text:span text:style-name="T51">. Now consider the TM </text:span><text:span text:style-name="T53">S</text:span><text:span text:style-name="T62"> which decides </text:span><text:span text:style-name="T62"><draw:frame draw:style-name="fr1" draw:name="Object24" text:anchor-type="as-char" svg:y="-0.1484in" svg:width="0.3547in" svg:height="0.2091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62">.</text:span></text:p>
      <text:p text:style-name="P6">S = “ On input <draw:frame draw:style-name="fr1" draw:name="Object9" text:anchor-type="as-char" svg:y="-0.1484in" svg:width="0.5819in" svg:height="0.1917in" draw:z-index="25"><draw:object xlink:href="./Object 9" xlink:type="simple" xlink:show="embed" xlink:actuate="onLoad"/><draw:image xlink:href="./ObjectReplacements/Object 9" xlink:type="simple" xlink:show="embed" xlink:actuate="onLoad"/></draw:frame>,</text:p>
      <text:list xml:id="list229477026" text:style-name="L6">
        <text:list-item>
          <text:p text:style-name="P49"><text:soft-page-break/><text:span text:style-name="T38">Construct </text:span><text:span text:style-name="T39">a </text:span><text:span text:style-name="T38">TM, </text:span><text:span text:style-name="T38"><draw:frame draw:style-name="fr1" draw:name="Object25" text:anchor-type="as-char" svg:y="-0.1484in" svg:width="0.2937in" svg:height="0.2091in" draw:z-index="6"><draw:object xlink:href="./Object 25" xlink:type="simple" xlink:show="embed" xlink:actuate="onLoad"/><draw:image xlink:href="./ObjectReplacements/Object 25" xlink:type="simple" xlink:show="embed" xlink:actuate="onLoad"/></draw:frame></text:span><text:span text:style-name="T38">, </text:span><text:span text:style-name="T39">which accepts a regular language,</text:span><text:span text:style-name="T40"><draw:frame draw:style-name="fr1" draw:name="Object52" text:anchor-type="as-char" svg:y="-0.172in" svg:width="0.2339in" svg:height="0.1807in" draw:z-index="26"><draw:object xlink:href="./Object 52" xlink:type="simple" xlink:show="embed" xlink:actuate="onLoad"/><draw:image xlink:href="./ObjectReplacements/Object 52" xlink:type="simple" xlink:show="embed" xlink:actuate="onLoad"/></draw:frame></text:span><text:span text:style-name="T40">,</text:span><text:span text:style-name="T39"> if and only if </text:span><text:span text:style-name="T44">M</text:span><text:span text:style-name="T39"> accepts </text:span><text:span text:style-name="T44">w</text:span><text:span text:style-name="T39">. This way the decider of </text:span><text:span text:style-name="T39"><draw:frame draw:style-name="fr1" draw:name="Object43" text:anchor-type="as-char" svg:y="-0.1484in" svg:width="0.9799in" svg:height="0.2091in" draw:z-index="27"><draw:object xlink:href="./Object 43" xlink:type="simple" xlink:show="embed" xlink:actuate="onLoad"/><draw:image xlink:href="./ObjectReplacements/Object 43" xlink:type="simple" xlink:show="embed" xlink:actuate="onLoad"/></draw:frame></text:span><text:span text:style-name="T39"> can easily construct a decider for </text:span><text:span text:style-name="T39"><draw:frame draw:style-name="fr1" draw:name="Object44" text:anchor-type="as-char" svg:y="-0.1484in" svg:width="0.3547in" svg:height="0.2091in" draw:z-index="28"><draw:object xlink:href="./Object 44" xlink:type="simple" xlink:show="embed" xlink:actuate="onLoad"/><draw:image xlink:href="./ObjectReplacements/Object 44" xlink:type="simple" xlink:show="embed" xlink:actuate="onLoad"/></draw:frame></text:span><text:span text:style-name="T39">. The construction of </text:span><text:span text:style-name="T39"><draw:frame draw:style-name="fr1" draw:name="Object45" text:anchor-type="as-char" svg:y="-0.1484in" svg:width="0.2937in" svg:height="0.2091in" draw:z-index="29"><draw:object xlink:href="./Object 45" xlink:type="simple" xlink:show="embed" xlink:actuate="onLoad"/><draw:image xlink:href="./ObjectReplacements/Object 45" xlink:type="simple" xlink:show="embed" xlink:actuate="onLoad"/></draw:frame></text:span><text:span text:style-name="T39"> itself is a bit tricky and is as follows.</text:span></text:p>
          <text:list>
            <text:list-item>
              <text:p text:style-name="P30"><draw:frame draw:style-name="fr1" draw:name="Object26" text:anchor-type="as-char" svg:y="-0.1484in" svg:width="0.2937in" svg:height="0.2091in" draw:z-index="30"><draw:object xlink:href="./Object 26" xlink:type="simple" xlink:show="embed" xlink:actuate="onLoad"/><draw:image xlink:href="./ObjectReplacements/Object 26" xlink:type="simple" xlink:show="embed" xlink:actuate="onLoad"/></draw:frame> = “On input <text:span text:style-name="T52">x</text:span>,</text:p>
              <text:list>
                <text:list-item>
                  <text:p text:style-name="P49"><text:span text:style-name="T38">If </text:span><text:span text:style-name="T45">x</text:span><text:span text:style-name="T38"> has the form </text:span><text:span text:style-name="T38"><draw:frame draw:style-name="fr1" draw:name="Object27" text:anchor-type="as-char" svg:y="-0.172in" svg:width="0.3693in" svg:height="0.2075in" draw:z-index="31"><draw:object xlink:href="./Object 27" xlink:type="simple" xlink:show="embed" xlink:actuate="onLoad"/><draw:image xlink:href="./ObjectReplacements/Object 27" xlink:type="simple" xlink:show="embed" xlink:actuate="onLoad"/></draw:frame></text:span><text:span text:style-name="T41"> accept </text:span><text:span text:style-name="T46">x.</text:span></text:p>
                </text:list-item>
                <text:list-item>
                  <text:p text:style-name="P50"><text:span text:style-name="T41">Else run </text:span><text:span text:style-name="T46">M</text:span><text:span text:style-name="T41"> on </text:span><text:span text:style-name="T46">w</text:span><text:span text:style-name="T41"> and accept </text:span><text:span text:style-name="T47">x</text:span><text:span text:style-name="T46"> </text:span><text:span text:style-name="T41">if </text:span><text:span text:style-name="T46">M</text:span><text:span text:style-name="T41"> accepts </text:span><text:span text:style-name="T46">w</text:span><text:span text:style-name="T41">”</text:span></text:p>
                </text:list-item>
              </text:list>
            </text:list-item>
          </text:list>
        </text:list-item>
        <text:list-item>
          <text:p text:style-name="P50"><text:span text:style-name="T41">Now run </text:span><text:span text:style-name="T46">R</text:span><text:span text:style-name="T41"> on </text:span><text:span text:style-name="T46"><draw:frame draw:style-name="fr1" draw:name="Object28" text:anchor-type="as-char" svg:y="-0.1575in" svg:width="0.3374in" svg:height="0.2035in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    <text:list>
            <text:list-item>
              <text:p text:style-name="P50"><text:span text:style-name="T46">R</text:span><text:span text:style-name="T41"> accepts </text:span><text:span text:style-name="T41"><draw:frame draw:style-name="fr1" draw:name="Object29" text:anchor-type="as-char" svg:y="-0.1484in" svg:width="0.2937in" svg:height="0.2091in" draw:z-index="33"><draw:object xlink:href="./Object 29" xlink:type="simple" xlink:show="embed" xlink:actuate="onLoad"/><draw:image xlink:href="./ObjectReplacements/Object 29" xlink:type="simple" xlink:show="embed" xlink:actuate="onLoad"/></draw:frame></text:span><text:span text:style-name="T41"> </text:span><text:span text:style-name="T42"><draw:frame draw:style-name="fr1" draw:name="Object33" text:anchor-type="as-char" svg:y="-0.0898in" svg:width="0.2126in" svg:height="0.0835in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41"> </text:span><text:span text:style-name="T41"><draw:frame draw:style-name="fr1" draw:name="Object30" text:anchor-type="as-char" svg:y="-0.152in" svg:width="0.5346in" svg:height="0.2126in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41"> is regular </text:span><text:span text:style-name="T41"><draw:frame draw:style-name="fr1" draw:name="Object34" text:anchor-type="as-char" svg:y="-0.0898in" svg:width="0.2126in" svg:height="0.0835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1"> </text:span><text:span text:style-name="T46">M</text:span><text:span text:style-name="T41"> accepts </text:span><text:span text:style-name="T46">w</text:span><text:span text:style-name="T41">(If </text:span><text:span text:style-name="T46">M</text:span><text:span text:style-name="T41"> did not accept </text:span><text:span text:style-name="T46">w</text:span><text:span text:style-name="T41"> then </text:span><text:span text:style-name="T41"><draw:frame draw:style-name="fr1" draw:name="Object35" text:anchor-type="as-char" svg:y="-0.1484in" svg:width="0.2937in" svg:height="0.2091in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41"> would only accept </text:span><text:span text:style-name="T41"><draw:frame draw:style-name="fr1" draw:name="Object36" text:anchor-type="as-char" svg:y="-0.172in" svg:width="0.3693in" svg:height="0.2075in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41">, a non-regular language). So accept </text:span><text:span text:style-name="T41"><draw:frame draw:style-name="fr1" draw:name="Object31" text:anchor-type="as-char" svg:y="-0.1484in" svg:width="0.5819in" svg:height="0.1917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1">.</text:span></text:p>
            </text:list-item>
            <text:list-item>
              <text:p text:style-name="P50"><text:span text:style-name="T43">R</text:span><text:span text:style-name="T41"> rejects </text:span><text:span text:style-name="T41"><draw:frame draw:style-name="fr1" draw:name="Object38" text:anchor-type="as-char" svg:y="-0.1484in" svg:width="0.2937in" svg:height="0.2091in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41"> </text:span><text:span text:style-name="T41"><draw:frame draw:style-name="fr1" draw:name="Object39" text:anchor-type="as-char" svg:y="-0.0898in" svg:width="0.2126in" svg:height="0.0835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1"> </text:span><text:span text:style-name="T41"><draw:frame draw:style-name="fr1" draw:name="Object41" text:anchor-type="as-char" svg:y="-0.152in" svg:width="0.5346in" svg:height="0.2126in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41"> is non-regular </text:span><text:span text:style-name="T41"><draw:frame draw:style-name="fr1" draw:name="Object40" text:anchor-type="as-char" svg:y="-0.0898in" svg:width="0.2126in" svg:height="0.0835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1"> </text:span><text:span text:style-name="T46">M</text:span><text:span text:style-name="T41"> does not accept </text:span><text:span text:style-name="T46">w</text:span><text:span text:style-name="T41">(If </text:span><text:span text:style-name="T46">M</text:span><text:span text:style-name="T41"> accepted </text:span><text:span text:style-name="T46">w</text:span><text:span text:style-name="T41">, then </text:span><text:span text:style-name="T46"><draw:frame draw:style-name="fr1" draw:name="Object37" text:anchor-type="as-char" svg:y="-0.1484in" svg:width="0.2937in" svg:height="0.2091in" draw:z-index="44"><draw:object xlink:href="./Object 37" xlink:type="simple" xlink:show="embed" xlink:actuate="onLoad"/><draw:image xlink:href="./ObjectReplacements/Object 37" xlink:type="simple" xlink:show="embed" xlink:actuate="onLoad"/></draw:frame></text:span><text:span text:style-name="T41"> would accept </text:span><text:span text:style-name="T41"><draw:frame draw:style-name="fr1" draw:name="Object42" text:anchor-type="as-char" svg:y="-0.172in" svg:width="0.2339in" svg:height="0.1807in" draw:z-index="45"><draw:object xlink:href="./Object 42" xlink:type="simple" xlink:show="embed" xlink:actuate="onLoad"/><draw:image xlink:href="./ObjectReplacements/Object 42" xlink:type="simple" xlink:show="embed" xlink:actuate="onLoad"/></draw:frame></text:span><text:span text:style-name="T41">, a regular language). So reject </text:span><text:span text:style-name="T41"><draw:frame draw:style-name="fr1" draw:name="Object32" text:anchor-type="as-char" svg:y="-0.1484in" svg:width="0.5819in" svg:height="0.1917in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1">.</text:span></text:p>
            </text:list-item>
          </text:list>
        </text:list-item>
      </text:list>
      <text:p text:style-name="P18"/>
      <text:p text:style-name="P36"><draw:frame draw:style-name="fr1" draw:name="Object53" text:anchor-type="as-char" svg:y="-0.1874in" svg:width="4.4217in" svg:height="0.2874in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10"><text:span text:style-name="T51">Assume that </text:span><text:span text:style-name="T68"><draw:frame draw:style-name="fr1" draw:name="Object55" text:anchor-type="as-char" svg:y="-0.1484in" svg:width="0.4638in" svg:height="0.2091in" draw:z-index="53"><draw:object xlink:href="./Object 55" xlink:type="simple" xlink:show="embed" xlink:actuate="onLoad"/><draw:image xlink:href="./ObjectReplacements/Object 55" xlink:type="simple" xlink:show="embed" xlink:actuate="onLoad"/></draw:frame></text:span><text:span text:style-name="T51"> is decidable by the TM </text:span><text:span text:style-name="T53">R</text:span><text:span text:style-name="T51">. Now consider the TM </text:span><text:span text:style-name="T53">S</text:span><text:span text:style-name="T62"> which decides </text:span><text:span text:style-name="T62"><draw:frame draw:style-name="fr1" draw:name="Object56" text:anchor-type="as-char" svg:y="-0.1484in" svg:width="0.3453in" svg:height="0.2098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62">.</text:span></text:p>
      <text:p text:style-name="P7">S = “ On input <draw:frame draw:style-name="fr1" draw:name="Object54" text:anchor-type="as-char" svg:y="-0.1484in" svg:width="0.3819in" svg:height="0.1917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,</text:p>
      <text:list xml:id="list610519824" text:style-name="L7">
        <text:list-item>
          <text:p text:style-name="P33">Run R on M and M_1 where M_1 is <text:s/>TM that rejects everything.</text:p>
          <text:list>
            <text:list-item>
              <text:p text:style-name="P31"><text:span text:style-name="T68">R accepts </text:span><text:span text:style-name="T68"><draw:frame draw:style-name="fr1" draw:name="Object57" text:anchor-type="as-char" svg:y="-0.0898in" svg:width="0.2126in" svg:height="0.0835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68"> </text:span><text:span text:style-name="T68"><draw:frame draw:style-name="fr1" draw:name="Object62" text:anchor-type="as-char" svg:y="-0.152in" svg:width="0.7646in" svg:height="0.2in" draw:z-index="57"><draw:object xlink:href="./Object 62" xlink:type="simple" xlink:show="embed" xlink:actuate="onLoad"/><draw:image xlink:href="./ObjectReplacements/Object 62" xlink:type="simple" xlink:show="embed" xlink:actuate="onLoad"/></draw:frame></text:span><text:span text:style-name="T68">. So accept </text:span><text:span text:style-name="T68"><draw:frame draw:style-name="fr1" draw:name="Object58" text:anchor-type="as-char" svg:y="-0.1484in" svg:width="0.3819in" svg:height="0.1917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68">.</text:span></text:p>
            </text:list-item>
            <text:list-item>
              <text:p text:style-name="P31"><text:span text:style-name="T68">R rejects </text:span><text:span text:style-name="T68"><draw:frame draw:style-name="fr1" draw:name="Object59" text:anchor-type="as-char" svg:y="-0.0898in" svg:width="0.2126in" svg:height="0.0835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8"> </text:span><text:span text:style-name="T68"><draw:frame draw:style-name="fr1" draw:name="Object61" text:anchor-type="as-char" svg:y="-0.152in" svg:width="0.7646in" svg:height="0.2in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68">. So accept </text:span><text:span text:style-name="T68"><draw:frame draw:style-name="fr1" draw:name="Object60" text:anchor-type="as-char" svg:y="-0.1484in" svg:width="0.3819in" svg:height="0.1917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68">.”</text:span></text:p>
            </text:list-item>
          </text:list>
        </text:list-item>
      </text:list>
      <text:p text:style-name="P34"/>
      <text:p text:style-name="P35"><text:span text:style-name="T69">Rice's theorem</text:span></text:p>
      <text:p text:style-name="P54"><text:span text:style-name="T73">Consider the set of all RE languages and hence their respective TM's. A property, </text:span><text:span text:style-name="T59">P</text:span><text:span text:style-name="T73">, of RE languages classifies these TM's</text:span><text:span text:style-name="T76">(actually their descriptions)</text:span><text:span text:style-name="T73"> into two sets. One which contains TM's which are in abeyance to the </text:span><text:span text:style-name="T59">P</text:span><text:span text:style-name="T73"> and the other which contains TM's which are not in abeyance to </text:span><text:span text:style-name="T59">P</text:span><text:span text:style-name="T73">. </text:span><text:span text:style-name="T74">Thus </text:span><text:span text:style-name="T60">P</text:span><text:span text:style-name="T74"> can be seen as a language </text:span><text:span text:style-name="T6"><draw:frame draw:style-name="fr3" draw:name="Object63" text:anchor-type="as-char" svg:y="-0.1484in" svg:width="0.2508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74"> whose strings are TM's which are in abeyance with P </text:span><text:span text:style-name="T76">and</text:span><text:span text:style-name="T74"> </text:span><text:span text:style-name="T74"><draw:frame draw:style-name="fr3" draw:name="Object64" text:anchor-type="as-char" svg:y="-0.1484in" svg:width="0.1937in" svg:height="0.1839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74"> </text:span><text:span text:style-name="T76">can be seen as a language </text:span><text:span text:style-name="T77"><draw:frame draw:style-name="fr3" draw:name="Object65" text:anchor-type="as-char" svg:y="-0.1484in" svg:width="0.2508in" svg:height="0.2091in" draw:z-index="64"><draw:object xlink:href="./Object 65" xlink:type="simple" xlink:show="embed" xlink:actuate="onLoad"/><draw:image xlink:href="./ObjectReplacements/Object 65" xlink:type="simple" xlink:show="embed" xlink:actuate="onLoad"/></draw:frame></text:span><text:span text:style-name="T76"> whose strings are Tm's which are not in abeyance with P.</text:span></text:p>
      <text:p text:style-name="P54"><text:span text:style-name="T76"/></text:p>
      <text:p text:style-name="P53"><text:span text:style-name="T72">Consider a TM M. Consider its associated language, L(M). Consider a property, P, of this language.</text:span></text:p>
      <text:p text:style-name="P52"><text:span text:style-name="T71">I</text:span><text:span text:style-name="T70">ntuitively, the property of a Turing Machine is a criteria which classifies Turing Machines. Thus a property P can be seen as a language consisting of descriptions of Turing machines which are in abeyance to the said property.</text:span></text:p>
      <text:p text:style-name="P55">Example : "Turing machines recognize regular languages" is a property which is represented by the language, $REGULAR_{TM} = \{ \langle M \rangle | M is a TM and L(M) is a regular language \}$</text:p>
      <text:p text:style-name="P32"><text:span text:style-name="T58"/></text:p>
      <text:p text:style-name="P35"><text:span text:style-name="T69"/></text:p>
      <text:p text:style-name="P20"><text:span text:style-name="T8">When can we say that a language is </text:span><text:a xlink:type="simple" xlink:href="../Beyond%20Undecidable%20Languages.odt"><text:span text:style-name="T8">not-partially-decidable</text:span></text:a><text:span text:style-name="T8">?</text:span></text:p>
      <text:p text:style-name="P17">When no Turing machine can say if a string even belongs to the language.</text:p>
      <text:p text:style-name="P11">Examples:</text:p>
      <text:list xml:id="list555282240" text:style-name="L8">
        <text:list-item>
          <text:p text:style-name="P27">A' = Language accepted by a TM which does not stop on a specific input</text:p>
        </text:list-item>
        <text:list-item>
          <text:p text:style-name="P37">B = TM which halt on <text:span text:style-name="T48">every</text:span><text:span text:style-name="T49"> input ??</text:span></text:p>
        </text:list-item>
        <text:list-item>
          <text:p text:style-name="P27">B' = TM which does not halt on every input, i.e., halts on some input</text:p>
        </text:list-item>
        <text:list-item>
          <text:p text:style-name="P27">C = TM which accepts only one string</text:p>
        </text:list-item>
        <text:list-item>
          <text:p text:style-name="P27">C' = TM which accepts more than one string</text:p>
        </text:list-item>
        <text:list-item>
          <text:p text:style-name="P27">D = TM which accept nothing</text:p>
        </text:list-item>
        <text:list-item>
          <text:p text:style-name="P37"><text:span text:style-name="T49">L' = { CFL that accept </text:span><text:span text:style-name="T50"><draw:frame draw:style-name="fr2" draw:name="Object2" text:anchor-type="as-char" svg:width="0.2339in" svg:height="0.180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9">} ??</text:span></text:p>
        </text:list-item>
      </text:list>
      <text:p text:style-name="P11"/>
      <text:p text:style-name="P12">Reference </text:p>
      <text:list xml:id="list835526037" text:style-name="L9">
        <text:list-item>
          <text:p text:style-name="P51"><text:a xlink:type="simple" xlink:href="http://mathoverflow.net/questions/63902/regular-tm-is-undecidable/63904"><text:span text:style-name="T34">http://mathoverflow.net/questions/63902/regular-tm-is-undecidable/63904</text:span></text:a></text:p>
        </text:list-item>
        <text:list-item>
          <text:p text:style-name="P28">Sip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15T16:02:17</meta:creation-date>
    <dc:date>2013-03-12T13:39:49</dc:date>
    <dc:creator>Kempa </dc:creator>
    <meta:editing-duration>PT17H46M50S</meta:editing-duration>
    <meta:editing-cycles>43</meta:editing-cycles>
    <meta:generator>LibreOffice/3.6$Linux_x86 LibreOffice_project/360m1$Build-2</meta:generator>
    <meta:document-statistic meta:table-count="0" meta:image-count="0" meta:object-count="65" meta:page-count="2" meta:paragraph-count="65" meta:word-count="846" meta:character-count="4311" meta:non-whitespace-character-count="3462"/>
  </office:meta>
</office:document-meta>
</file>

<file path=Object 1/content.xml><?xml version="1.0" encoding="utf-8"?>
<math xmlns="http://www.w3.org/1998/Math/MathML">
  <semantics>
    <mrow>
      <mstyle mathvariant="bold">
        <mrow>
          <mrow>
            <mrow>
              <msub>
                <mi>E</mi>
                <mi mathvariant="italic">TM</mi>
              </msub>
              <mo stretchy="false">=</mo>
              <mo stretchy="false">{</mo>
            </mrow>
            <mrow>
              <mo stretchy="false">〈</mo>
              <mrow>
                <mi>M</mi>
              </mrow>
              <mo stretchy="false">〉</mo>
            </mrow>
            <mi/>
            <mtext>|</mtext>
            <mi/>
            <mi>M</mi>
            <mi mathvariant="italic">is</mi>
            <mi>a</mi>
            <mi mathvariant="italic">TM</mi>
            <mi mathvariant="italic">which</mi>
            <mi mathvariant="italic">does</mi>
            <mi mathvariant="italic">not</mi>
            <mi mathvariant="italic">accept</mi>
            <mi mathvariant="italic">any</mi>
            <mi mathvariant="italic">string.</mi>
            <mi mathvariant="italic">i.e.</mi>
            <mi>,</mi>
            <mi>L</mi>
            <mrow>
              <mrow>
                <mo stretchy="false">(</mo>
                <mrow>
                  <mi>M</mi>
                </mrow>
                <mo stretchy="false">)</mo>
              </mrow>
              <mo stretchy="false">=</mo>
              <mo stretchy="false">∅</mo>
            </mrow>
            <mo stretchy="false">}</mo>
          </mrow>
        </mrow>
      </mstyle>
    </mrow>
    <annotation encoding="StarMath 5.0">bold {E_TM  = \{ langle M rangle `"|" `M is  a TM which does not accept any string. i.e., L(M) = emptyset\}}</annotation>
  </semantics>
</math>
</file>

<file path=Object 10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11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12/content.xml><?xml version="1.0" encoding="utf-8"?>
<math xmlns="http://www.w3.org/1998/Math/MathML">
  <semantics>
    <mrow>
      <msub>
        <mi mathvariant="italic">HALT</mi>
        <mi mathvariant="italic">TM</mi>
      </msub>
    </mrow>
    <annotation encoding="StarMath 5.0">HALT_TM</annotation>
  </semantics>
</math>
</file>

<file path=Object 13/content.xml><?xml version="1.0" encoding="utf-8"?>
<math xmlns="http://www.w3.org/1998/Math/MathML">
  <semantics>
    <mrow>
      <msub>
        <mi>E</mi>
        <mi mathvariant="italic">TM</mi>
      </msub>
    </mrow>
    <annotation encoding="StarMath 5.0">E_TM</annotation>
  </semantics>
</math>
</file>

<file path=Object 14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15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16/content.xml><?xml version="1.0" encoding="utf-8"?>
<math xmlns="http://www.w3.org/1998/Math/MathML">
  <semantics>
    <mrow>
      <msub>
        <mi>M</mi>
        <mn>1</mn>
      </msub>
    </mrow>
    <annotation encoding="StarMath 5.0">M_1</annotation>
  </semantics>
</math>
</file>

<file path=Object 17/content.xml><?xml version="1.0" encoding="utf-8"?>
<math xmlns="http://www.w3.org/1998/Math/MathML">
  <semantics>
    <mrow>
      <msub>
        <mi>M</mi>
        <mn>1</mn>
      </msub>
    </mrow>
    <annotation encoding="StarMath 5.0">M_1</annotation>
  </semantics>
</math>
</file>

<file path=Object 18/content.xml><?xml version="1.0" encoding="utf-8"?>
<math xmlns="http://www.w3.org/1998/Math/MathML">
  <semantics>
    <mrow>
      <mrow>
        <mi>x</mi>
        <mo stretchy="false">≠</mo>
        <mi>w</mi>
      </mrow>
    </mrow>
    <annotation encoding="StarMath 5.0">x neq w</annotation>
  </semantics>
</math>
</file>

<file path=Object 19/content.xml><?xml version="1.0" encoding="utf-8"?>
<math xmlns="http://www.w3.org/1998/Math/MathML">
  <semantics>
    <mrow>
      <msub>
        <mi>M</mi>
        <mn>1</mn>
      </msub>
    </mrow>
    <annotation encoding="StarMath 5.0">M_1</annotation>
  </semantics>
</math>
</file>

<file path=Object 2/content.xml><?xml version="1.0" encoding="utf-8"?>
<math xmlns="http://www.w3.org/1998/Math/MathML">
  <semantics>
    <mrow>
      <msup>
        <mo stretchy="false">Σ</mo>
        <mtext>*</mtext>
      </msup>
    </mrow>
    <annotation encoding="StarMath 5.0">%SIGMA^"*"</annotation>
  </semantics>
</math>
</file>

<file path=Object 20/content.xml><?xml version="1.0" encoding="utf-8"?>
<math xmlns="http://www.w3.org/1998/Math/MathML">
  <semantics>
    <mrow>
      <mi>L</mi>
      <mrow>
        <mrow>
          <mo stretchy="false">(</mo>
          <mrow>
            <msub>
              <mi>M</mi>
              <mn>1</mn>
            </msub>
          </mrow>
          <mo stretchy="false">)</mo>
        </mrow>
        <mo stretchy="false">=</mo>
        <mo stretchy="false">∅</mo>
      </mrow>
    </mrow>
    <annotation encoding="StarMath 5.0">L(M_1) = emptyset</annotation>
  </semantics>
</math>
</file>

<file path=Object 21/content.xml><?xml version="1.0" encoding="utf-8"?>
<math xmlns="http://www.w3.org/1998/Math/MathML">
  <semantics>
    <mrow>
      <mi>L</mi>
      <mrow>
        <mrow>
          <mo stretchy="false">(</mo>
          <mrow>
            <msub>
              <mi>M</mi>
              <mn>1</mn>
            </msub>
          </mrow>
          <mo stretchy="false">)</mo>
        </mrow>
        <mo stretchy="false">≠</mo>
        <mo stretchy="false">∅</mo>
      </mrow>
    </mrow>
    <annotation encoding="StarMath 5.0">L(M_1) neq emptyset</annotation>
  </semantics>
</math>
</file>

<file path=Object 22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23/content.xml><?xml version="1.0" encoding="utf-8"?>
<math xmlns="http://www.w3.org/1998/Math/MathML">
  <semantics>
    <mrow>
      <msub>
        <mi>E</mi>
        <mi mathvariant="italic">TM</mi>
      </msub>
    </mrow>
    <annotation encoding="StarMath 5.0">E_TM</annotation>
  </semantics>
</math>
</file>

<file path=Object 24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25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26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27/content.xml><?xml version="1.0" encoding="utf-8"?>
<math xmlns="http://www.w3.org/1998/Math/MathML">
  <semantics>
    <mrow>
      <msup>
        <mn>0</mn>
        <mi>n</mi>
      </msup>
      <msup>
        <mn>1</mn>
        <mi>n</mi>
      </msup>
    </mrow>
    <annotation encoding="StarMath 5.0">0^n 1^n</annotation>
  </semantics>
</math>
</file>

<file path=Object 28/content.xml><?xml version="1.0" encoding="utf-8"?>
<math xmlns="http://www.w3.org/1998/Math/MathML">
  <semantics>
    <mrow>
      <mfenced open="〈" close="〉">
        <mrow>
          <mi>M</mi>
        </mrow>
      </mfenced>
    </mrow>
    <annotation encoding="StarMath 5.0">left langle M right rangle</annotation>
  </semantics>
</math>
</file>

<file path=Object 29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3/content.xml><?xml version="1.0" encoding="utf-8"?>
<math xmlns="http://www.w3.org/1998/Math/MathML">
  <semantics>
    <mrow>
      <mstyle mathvariant="bold">
        <mrow>
          <mrow>
            <mrow>
              <msub>
                <mi mathvariant="italic">REGULAR</mi>
                <mi mathvariant="italic">TM</mi>
              </msub>
              <mo stretchy="false">=</mo>
              <mo stretchy="false">{</mo>
            </mrow>
            <mrow>
              <mo stretchy="false">〈</mo>
              <mrow>
                <mi>M</mi>
              </mrow>
              <mo stretchy="false">〉</mo>
            </mrow>
            <mrow>
              <mi/>
              <mo stretchy="false">∣</mo>
              <mi/>
            </mrow>
            <mi>M</mi>
            <mi mathvariant="italic">is</mi>
            <mi>a</mi>
            <mi mathvariant="italic">TM</mi>
            <mstyle mathvariant="italic">
              <mrow>
                <mtext>and</mtext>
              </mrow>
            </mstyle>
            <mi>L</mi>
            <mrow>
              <mo stretchy="false">(</mo>
              <mrow>
                <mi>M</mi>
              </mrow>
              <mo stretchy="false">)</mo>
            </mrow>
            <mi mathvariant="italic">is</mi>
            <mi>a</mi>
            <mi mathvariant="italic">regular</mi>
            <mi mathvariant="italic">language</mi>
            <mo stretchy="false">}</mo>
          </mrow>
        </mrow>
      </mstyle>
    </mrow>
    <annotation encoding="StarMath 5.0">bold {REGULAR_TM = \{ langle M rangle `divides` M is a TM italic "and" L(M) is a regular language \}}</annotation>
  </semantics>
</math>
</file>

<file path=Object 30/content.xml><?xml version="1.0" encoding="utf-8"?>
<math xmlns="http://www.w3.org/1998/Math/MathML">
  <semantics>
    <mrow>
      <mi>L</mi>
      <mrow>
        <mo stretchy="false">(</mo>
        <mrow>
          <msub>
            <mi>M</mi>
            <mn>2</mn>
          </msub>
        </mrow>
        <mo stretchy="false">)</mo>
      </mrow>
    </mrow>
    <annotation encoding="StarMath 5.0">L(M_2)</annotation>
  </semantics>
</math>
</file>

<file path=Object 31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32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33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34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35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36/content.xml><?xml version="1.0" encoding="utf-8"?>
<math xmlns="http://www.w3.org/1998/Math/MathML">
  <semantics>
    <mrow>
      <msup>
        <mn>0</mn>
        <mi>n</mi>
      </msup>
      <msup>
        <mn>1</mn>
        <mi>n</mi>
      </msup>
    </mrow>
    <annotation encoding="StarMath 5.0">0^n 1^n</annotation>
  </semantics>
</math>
</file>

<file path=Object 37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38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39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4/content.xml><?xml version="1.0" encoding="utf-8"?>
<math xmlns="http://www.w3.org/1998/Math/MathML">
  <semantics>
    <mrow>
      <msub>
        <mi mathvariant="italic">REGULAR</mi>
        <mi mathvariant="italic">TM</mi>
      </msub>
    </mrow>
    <annotation encoding="StarMath 5.0">REGULAR_TM</annotation>
  </semantics>
</math>
</file>

<file path=Object 40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41/content.xml><?xml version="1.0" encoding="utf-8"?>
<math xmlns="http://www.w3.org/1998/Math/MathML">
  <semantics>
    <mrow>
      <mi>L</mi>
      <mrow>
        <mo stretchy="false">(</mo>
        <mrow>
          <msub>
            <mi>M</mi>
            <mn>2</mn>
          </msub>
        </mrow>
        <mo stretchy="false">)</mo>
      </mrow>
    </mrow>
    <annotation encoding="StarMath 5.0">L(M_2)</annotation>
  </semantics>
</math>
</file>

<file path=Object 42/content.xml><?xml version="1.0" encoding="utf-8"?>
<math xmlns="http://www.w3.org/1998/Math/MathML">
  <semantics>
    <mrow>
      <msup>
        <mo stretchy="false">Σ</mo>
        <mtext>*</mtext>
      </msup>
    </mrow>
    <annotation encoding="StarMath 5.0"> %SIGMA^"*"</annotation>
  </semantics>
</math>
</file>

<file path=Object 43/content.xml><?xml version="1.0" encoding="utf-8"?>
<math xmlns="http://www.w3.org/1998/Math/MathML">
  <semantics>
    <mrow>
      <msub>
        <mi mathvariant="italic">REGULAR</mi>
        <mi mathvariant="italic">TM</mi>
      </msub>
    </mrow>
    <annotation encoding="StarMath 5.0">REGULAR_TM</annotation>
  </semantics>
</math>
</file>

<file path=Object 44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45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46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47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48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49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5/content.xml><?xml version="1.0" encoding="utf-8"?>
<math xmlns="http://www.w3.org/1998/Math/MathML">
  <semantics>
    <mrow>
      <mstyle mathvariant="bold">
        <mrow>
          <mrow>
            <mrow>
              <msub>
                <mi mathvariant="italic">HALT</mi>
                <mi mathvariant="italic">TM</mi>
              </msub>
              <mo stretchy="false">=</mo>
              <mo stretchy="false">{</mo>
            </mrow>
            <mrow>
              <mo stretchy="false">〈</mo>
              <mrow>
                <mi>M</mi>
                <mi>,</mi>
                <mi>w</mi>
              </mrow>
              <mo stretchy="false">〉</mo>
            </mrow>
            <mrow>
              <mi/>
              <mo stretchy="false">∣</mo>
              <mi/>
            </mrow>
            <mi>M</mi>
            <mi mathvariant="italic">is</mi>
            <mi>a</mi>
            <mi mathvariant="italic">TM</mi>
            <mi mathvariant="italic">which</mi>
            <mi mathvariant="italic">halts</mi>
            <mi mathvariant="italic">on</mi>
            <mi mathvariant="italic">input</mi>
            <mi>w</mi>
            <mo stretchy="false">}</mo>
          </mrow>
        </mrow>
      </mstyle>
    </mrow>
    <annotation encoding="StarMath 5.0">bold {HALT_TM = \{ langle M, w rangle ~divides~ M is a TM which halts on input w\}}</annotation>
  </semantics>
</math>
</file>

<file path=Object 50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51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52/content.xml><?xml version="1.0" encoding="utf-8"?>
<math xmlns="http://www.w3.org/1998/Math/MathML">
  <semantics>
    <mrow>
      <msup>
        <mo stretchy="false">Σ</mo>
        <mtext>*</mtext>
      </msup>
    </mrow>
    <annotation encoding="StarMath 5.0">%SIGMA^"*"</annotation>
  </semantics>
</math>
</file>

<file path=Object 53/content.xml><?xml version="1.0" encoding="utf-8"?>
<math xmlns="http://www.w3.org/1998/Math/MathML">
  <semantics>
    <mrow>
      <mstyle mathvariant="bold">
        <mrow>
          <mrow>
            <mrow>
              <msub>
                <mi mathvariant="italic">EQ</mi>
                <mi mathvariant="italic">TM</mi>
              </msub>
              <mo stretchy="false">=</mo>
              <mfenced open="{" close="}">
                <mrow>
                  <mfenced open="〈" close="〉">
                    <mrow>
                      <msub>
                        <mi>M</mi>
                        <mn>1,</mn>
                      </msub>
                      <msub>
                        <mi>M</mi>
                        <mn>1</mn>
                      </msub>
                    </mrow>
                  </mfenced>
                  <mrow>
                    <mi/>
                    <mo stretchy="false">∣</mo>
                    <mi/>
                  </mrow>
                  <msub>
                    <mi>M</mi>
                    <mn>1</mn>
                  </msub>
                  <mtext>and</mtext>
                  <msub>
                    <mi>M</mi>
                    <mn>2</mn>
                  </msub>
                  <mi mathvariant="italic">are</mi>
                  <mi mathvariant="italic">TM</mi>
                  <mi>'</mi>
                  <mi>s</mi>
                  <mtext>and</mtext>
                  <mi>L</mi>
                  <mrow>
                    <mrow>
                      <mo stretchy="false">(</mo>
                      <mrow>
                        <msub>
                          <mi>M</mi>
                          <mn>1</mn>
                        </msub>
                      </mrow>
                      <mo stretchy="false">)</mo>
                    </mrow>
                    <mo stretchy="false">=</mo>
                    <mi>L</mi>
                  </mrow>
                  <mrow>
                    <mo stretchy="false">(</mo>
                    <mrow>
                      <msub>
                        <mi>M</mi>
                        <mn>2</mn>
                      </msub>
                    </mrow>
                    <mo stretchy="false">)</mo>
                  </mrow>
                </mrow>
              </mfenced>
            </mrow>
          </mrow>
        </mrow>
      </mstyle>
    </mrow>
    <annotation encoding="StarMath 5.0">bold {EQ_TM = left lbrace left langle M_1, M_1 right rangle ~divides~ M_1 "and" M_2 are TM's "and" L(M_1) = L(M_2) right rbrace}</annotation>
  </semantics>
</math>
</file>

<file path=Object 54/content.xml><?xml version="1.0" encoding="utf-8"?>
<math xmlns="http://www.w3.org/1998/Math/MathML">
  <semantics>
    <mrow>
      <mrow>
        <mo stretchy="false">〈</mo>
        <mrow>
          <mi>M</mi>
        </mrow>
        <mo stretchy="false">〉</mo>
      </mrow>
    </mrow>
    <annotation encoding="StarMath 5.0">langle M rangle</annotation>
  </semantics>
</math>
</file>

<file path=Object 55/content.xml><?xml version="1.0" encoding="utf-8"?>
<math xmlns="http://www.w3.org/1998/Math/MathML">
  <semantics>
    <mrow>
      <msub>
        <mi mathvariant="italic">EQ</mi>
        <mi mathvariant="italic">TM</mi>
      </msub>
    </mrow>
    <annotation encoding="StarMath 5.0">EQ_TM</annotation>
  </semantics>
</math>
</file>

<file path=Object 56/content.xml><?xml version="1.0" encoding="utf-8"?>
<math xmlns="http://www.w3.org/1998/Math/MathML">
  <semantics>
    <mrow>
      <msub>
        <mi>E</mi>
        <mi mathvariant="italic">TM</mi>
      </msub>
    </mrow>
    <annotation encoding="StarMath 5.0">E_TM</annotation>
  </semantics>
</math>
</file>

<file path=Object 57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58/content.xml><?xml version="1.0" encoding="utf-8"?>
<math xmlns="http://www.w3.org/1998/Math/MathML">
  <semantics>
    <mrow>
      <mrow>
        <mo stretchy="false">〈</mo>
        <mrow>
          <mi>M</mi>
        </mrow>
        <mo stretchy="false">〉</mo>
      </mrow>
    </mrow>
    <annotation encoding="StarMath 5.0">langle M rangle</annotation>
  </semantics>
</math>
</file>

<file path=Object 59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6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60/content.xml><?xml version="1.0" encoding="utf-8"?>
<math xmlns="http://www.w3.org/1998/Math/MathML">
  <semantics>
    <mrow>
      <mrow>
        <mo stretchy="false">〈</mo>
        <mrow>
          <mi>M</mi>
        </mrow>
        <mo stretchy="false">〉</mo>
      </mrow>
    </mrow>
    <annotation encoding="StarMath 5.0">langle M rangle</annotation>
  </semantics>
</math>
</file>

<file path=Object 61/content.xml><?xml version="1.0" encoding="utf-8"?>
<math xmlns="http://www.w3.org/1998/Math/MathML">
  <semantics>
    <mrow>
      <mi>L</mi>
      <mrow>
        <mrow>
          <mo stretchy="false">(</mo>
          <mrow>
            <mi>M</mi>
          </mrow>
          <mo stretchy="false">)</mo>
        </mrow>
        <mo stretchy="false">≠</mo>
        <mo stretchy="false">∅</mo>
      </mrow>
    </mrow>
    <annotation encoding="StarMath 5.0">L(M) neq emptyset</annotation>
  </semantics>
</math>
</file>

<file path=Object 62/content.xml><?xml version="1.0" encoding="utf-8"?>
<math xmlns="http://www.w3.org/1998/Math/MathML">
  <semantics>
    <mrow>
      <mi>L</mi>
      <mrow>
        <mrow>
          <mo stretchy="false">(</mo>
          <mrow>
            <mi>M</mi>
          </mrow>
          <mo stretchy="false">)</mo>
        </mrow>
        <mo stretchy="false">=</mo>
        <mo stretchy="false">∅</mo>
      </mrow>
    </mrow>
    <annotation encoding="StarMath 5.0">L(M) = emptyset</annotation>
  </semantics>
</math>
</file>

<file path=Object 63/content.xml><?xml version="1.0" encoding="utf-8"?>
<math xmlns="http://www.w3.org/1998/Math/MathML">
  <semantics>
    <mrow>
      <msub>
        <mi>L</mi>
        <mi>P</mi>
      </msub>
    </mrow>
    <annotation encoding="StarMath 5.0">L_P</annotation>
  </semantics>
</math>
</file>

<file path=Object 64/content.xml><?xml version="1.0" encoding="utf-8"?>
<math xmlns="http://www.w3.org/1998/Math/MathML">
  <semantics>
    <mrow>
      <mover accent="true">
        <mi>P</mi>
        <mo>¯</mo>
      </mover>
    </mrow>
    <annotation encoding="StarMath 5.0">overline P</annotation>
  </semantics>
</math>
</file>

<file path=Object 65/content.xml><?xml version="1.0" encoding="utf-8"?>
<math xmlns="http://www.w3.org/1998/Math/MathML">
  <semantics>
    <mrow>
      <mover accent="true">
        <msub>
          <mi>L</mi>
          <mi>P</mi>
        </msub>
        <mo>¯</mo>
      </mover>
    </mrow>
    <annotation encoding="StarMath 5.0">overline L_P</annotation>
  </semantics>
</math>
</file>

<file path=Object 7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8/content.xml><?xml version="1.0" encoding="utf-8"?>
<math xmlns="http://www.w3.org/1998/Math/MathML">
  <semantics>
    <mrow>
      <msub>
        <mi mathvariant="italic">HALT</mi>
        <mi mathvariant="italic">TM</mi>
      </msub>
    </mrow>
    <annotation encoding="StarMath 5.0">HALT_TM</annotation>
  </semantics>
</math>
</file>

<file path=Object 9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